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Helvetica"/>
    </style:style>
    <style:style style:name="P2" style:family="paragraph" style:parent-style-name="Heading_20_3">
      <style:paragraph-properties fo:text-align="center" style:justify-single-word="false"/>
      <style:text-properties style:font-name="Helvetica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style:font-name="Helvetica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ext_20_body">
      <style:text-properties style:font-name="Helvetica"/>
    </style:style>
    <style:style style:name="P7" style:family="paragraph" style:parent-style-name="Text_20_body">
      <style:text-properties style:font-name="Helvetica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Helvetica" style:text-underline-style="solid" style:text-underline-width="auto" style:text-underline-color="font-color"/>
    </style:style>
    <style:style style:name="P9" style:family="paragraph" style:parent-style-name="Text_20_body">
      <style:text-properties style:font-name="Helvetica" style:text-underline-style="none"/>
    </style:style>
    <style:style style:name="P10" style:family="paragraph" style:parent-style-name="Text_20_body">
      <style:paragraph-properties fo:text-align="center" style:justify-single-word="false"/>
      <style:text-properties style:font-name="Helvetica" style:text-underline-style="none"/>
    </style:style>
    <style:style style:name="P11" style:family="paragraph" style:parent-style-name="Text_20_body">
      <style:paragraph-properties fo:text-align="center" style:justify-single-word="false"/>
      <style:text-properties style:font-name="Helvetica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Standard">
      <style:text-properties style:font-name="Helvetica"/>
    </style:style>
    <style:style style:name="P14" style:family="paragraph" style:parent-style-name="Standard">
      <style:paragraph-properties fo:text-align="center" style:justify-single-word="false"/>
      <style:text-properties style:font-name="Helvetica"/>
    </style:style>
    <style:style style:name="P15" style:family="paragraph" style:parent-style-name="Standard">
      <style:text-properties style:font-name="Helvetica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Helvetica"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flichtenheft LMS</text:h>
      <text:p text:style-name="P14"/>
      <text:p text:style-name="P16">Grundlage für Gestaltung und Optimierung eines Lernmanagementsystems</text:p>
      <text:p text:style-name="P16">Modellierung von End2End-Prozessen</text:p>
      <text:p text:style-name="P15"/>
      <text:p text:style-name="P15"/>
      <text:h text:style-name="P4" text:outline-level="2">I Erfassung und Quantifizierung der Problematik</text:h>
      <text:p text:style-name="P14"/>
      <text:h text:style-name="P2" text:outline-level="3">a) Fragebogen</text:h>
      <text:p text:style-name="P14"/>
      <text:p text:style-name="P17">Erstellung</text:p>
      <text:p text:style-name="P13"/>
      <text:p text:style-name="P13">Wir erstellen einen Fragebogen der sich mit den Themenbereichen Datenaustausch, Text-Editor, Online-Prüfungen, Kalender, Navigation und Ansicht beschäftigt. Die Fragen sollen durch Lösungsorientierung folgende Bereiche quantifizieren: Wo sind Probleme, welche Probleme haben die höchste Priorität, welcher Natur sind die Probleme, welcher Lösungsansatz hat am meisten Potential.</text:p>
      <text:p text:style-name="P13"/>
      <text:p text:style-name="P13">Dieser Fragebogen in einer Studenten(S)- und einer Dozenten(D)edition erstellt.</text:p>
      <text:p text:style-name="P13"/>
      <text:p text:style-name="P17">Auswertung</text:p>
      <text:p text:style-name="P13"/>
      <text:p text:style-name="P13">Der Fragebogen wird nach folgenden Kriterien ausgewertet:</text:p>
      <text:p text:style-name="P13">Welche Probleme sind wie kritisch, welche Probleme sind wichtig, wo unterscheiden sich Ansichten (zwischen S und D und untereinander), welche Lösungen existieren, welche Lösungen können mehrere Probleme lösen, welche Probleme haben eine gemeinsame Grundlage.</text:p>
      <text:p text:style-name="P13"/>
      <text:h text:style-name="P2" text:outline-level="3">b) Darstellung</text:h>
      <text:p text:style-name="P6"/>
      <text:p text:style-name="P8">Modellierung</text:p>
      <text:p text:style-name="P9">Wir modellieren die problematischen Prozesse mit UML-Diagrammen und Geschäftsprozessdiagrammen und zeigen anhand dieser die problematischen Bestandteile des aktuellen Systems.</text:p>
      <text:p text:style-name="P9">Die problematischen Prozesse beinhalten</text:p>
      <text:p text:style-name="P9"/>
      <text:p text:style-name="P10">Datenaustauschsystem</text:p>
      <text:p text:style-name="P10">Hochladen einer Datei, Zugriff einer anderen Person auf die Datei, Veränderung der Datei, Suche nach einer Datei</text:p>
      <text:p text:style-name="P10"/>
      <text:p text:style-name="P10">Text-Editor</text:p>
      <text:p text:style-name="P10">Einfügen einer Tabelle, Einfügen eines Hyperlinks, Einfügen einer Einrückung, Einfügen einer Überschrift, Einfügen eines Bildes, Bearbeiten einer Datei durch mehrere Personen</text:p>
      <text:p text:style-name="P10"/>
      <text:p text:style-name="P10">Online Prüfung</text:p>
      <text:p text:style-name="P10">Erstellung einer Online-Prüfung, Auswertung einer Klausur, Versuch eines Imports von Fragen, Versuch eines Exports von Fragen, Anzahl Möglichkeiten einer Fragestellung und deren Auswertung</text:p>
      <text:p text:style-name="P10"><text:soft-page-break/></text:p>
      <text:p text:style-name="P10">Kalender</text:p>
      <text:p text:style-name="P10">Versuch Verknüpfung von Daten mit dem Kalender, Darstellung der Funktionen des Kalenders</text:p>
      <text:p text:style-name="P10"/>
      <text:p text:style-name="P10">Austausch</text:p>
      <text:p text:style-name="P10">Forumeintrag auf Mobilgeräten (1 Apple, 1Android), Feedbackfunktion, Versuch des Erstellens eines Verteilers</text:p>
      <text:p text:style-name="P10"/>
      <text:p text:style-name="P10">Navigation</text:p>
      <text:p text:style-name="P10">Kreisnavigation zwischen einem Kurs, einem weiteren Kurs, dem Kalender, der Kurssuche. Einstellung des Navigationsblocks</text:p>
      <text:p text:style-name="P10"/>
      <text:p text:style-name="P10">Ansicht</text:p>
      <text:p text:style-name="P10">Einstellung verschiedener Möglichkeiten der Ansicht, Suche nach zufällig ausgewählten Kursen, suche nach einem Standartskript</text:p>
      <text:p text:style-name="P9"/>
      <text:h text:style-name="P5" text:outline-level="2">II Analyse</text:h>
      <text:h text:style-name="P3" text:outline-level="3">a) Identifizierung der Problemkerne</text:h>
      <text:p text:style-name="P12"/>
      <text:p text:style-name="P8">Theoretische Lösungen</text:p>
      <text:p text:style-name="P9">Durch Analyse der Darstellung und der Fragebögen werden wir die Hauptprobleme auf einige Kernprozesse, -funktionen und -mängel zurückführen. Wir werden eine Menge von theoretischen Funktionen und Voraussetzungen identifizieren, die alle der aufgelisteten problematischen Prozesse zu einem befriedigenden Ergebnis führen könnten.</text:p>
      <text:p text:style-name="P9"/>
      <text:p text:style-name="P8">Eingrenzung der Lösungen</text:p>
      <text:p text:style-name="P9">Auswahl der geringsten Menge Lösungen, die alle Probleme lösen, unter Berücksichtigung der Präferenzen, die durch die Fragebögen ersichtlich sind.</text:p>
      <text:p text:style-name="P9"/>
      <text:h text:style-name="P5" text:outline-level="2">III Lösung</text:h>
      <text:p text:style-name="P11"/>
      <text:h text:style-name="P3" text:outline-level="3">a) Ausarbeitung</text:h>
      <text:p text:style-name="P11"/>
      <text:p text:style-name="P8">Modellierung</text:p>
      <text:p text:style-name="P6">Modellierung der in II erarbeiteten Lösungen durch UML-Diagramme und Geschäftsprozessmodelle. </text:p>
      <text:p text:style-name="P6"/>
      <text:p text:style-name="P8">Gegenüberstellung</text:p>
      <text:p text:style-name="P6">Gegenüberstellung der aktuellen Prozesse mit den Erarbeiteten Lösungsprozessen. <text:soft-page-break/>Detailmodellierung an den Prozessteilen, an denen signifikante Unterschiede sind zwischen aktuellen Ansätzen und Lösungen.</text:p>
      <text:p text:style-name="P6"/>
      <text:p text:style-name="P6"/>
      <text:h text:style-name="P3" text:outline-level="3">b) Praktische Lösung</text:h>
      <text:p text:style-name="P11"/>
      <text:p text:style-name="P8">Möglichkeitenanalyse</text:p>
      <text:p text:style-name="P6">Vergleich der Möglichkeiten, die Moodle allgemein bietet mit den erarbeiteten Modellen. Im Falle einer Übereinstimmung oder einer Überschneidung aller wesentlichen Prozesse und Anfangs- und Zielpunkte wird dieser gebotene Prozess als Modell bereitgestellt.</text:p>
      <text:p text:style-name="P6"/>
      <text:p text:style-name="P8">Lösungserstellung</text:p>
      <text:p text:style-name="P6">Alle aus der Möglichkeitenanalyse übrigen Prozesse werden als eigenständige Lösung mit nötigen Voraussetzungen modelliert und mit Gegenmodell des der Lösung am nächsten kommenden, verfügbaren Modell als Lösung präsentiert.</text:p>
      <text:p text:style-name="P6"/>
      <text:h text:style-name="P5" text:outline-level="2">IV Zusammenfassung</text:h>
      <text:p text:style-name="P12"/>
      <text:p text:style-name="P8">Unser Produkt beinhaltet also</text:p>
      <text:p text:style-name="P7"/>
      <text:p text:style-name="P11">Die Fragebögen (S und D) (I)</text:p>
      <text:p text:style-name="P11">Fragebogenauswertung (I)</text:p>
      <text:p text:style-name="P11">Modelle der problematischen Prozesse (I)</text:p>
      <text:p text:style-name="P11"/>
      <text:p text:style-name="P11">Theoretische Lösungsmöglichkeiten (II)</text:p>
      <text:p text:style-name="P11"/>
      <text:p text:style-name="P11">Modelle der geeignetsten Lösungen (III)</text:p>
      <text:p text:style-name="P11">Gegenüberstellung Lösungen und Möglichkeiten (III)</text:p>
      <text:p text:style-name="P11">Bereits vorhandene Lösungen (III)</text:p>
      <text:p text:style-name="P11">Zu erstellende Lösungen (III)</text:p>
      <text:p text:style-name="P11">Das den zu erstellenden Lösungen nächste, verfügbare Modell (II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Heller</meta:initial-creator>
    <meta:creation-date>2016-03-20T19:56:42</meta:creation-date>
    <meta:document-statistic meta:table-count="0" meta:image-count="0" meta:object-count="0" meta:page-count="3" meta:paragraph-count="57" meta:word-count="497" meta:character-count="4058"/>
    <dc:date>2016-03-20T21:59:52</dc:date>
    <dc:creator>Jens Heller</dc:creator>
    <meta:editing-duration>PT14M17S</meta:editing-duration>
    <meta:editing-cycles>1</meta:editing-cycles>
    <meta:generator>OpenOffice/4.0.1$Unix OpenOffice.org_project/401m5$Build-9714</meta:generator>
  </office:meta>
</office:document-meta>
</file>